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T7" style:family="text">
      <style:text-properties/>
    </style:style>
    <style:style style:name="T8"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Groene scan rapport</text:h>
        <text:p><text:span text:style-name="T1">Ja</text:span></text:p>
        <text:p><text:span text:style-name="T2"/></text:p>
        <text:p><text:span text:style-name="T3">vervoer</text:span></text:p>
        <text:p><text:span text:style-name="T4">Prima u heeft een persoon die verantwoordelijk is voor vervoer.</text:span></text:p>
        <text:p><text:span text:style-name="T5">inkoop</text:span></text:p>
        <text:p><text:span text:style-name="T6">Prima u heeft een persoon die verantwoordelijk is voor duurzaam inkopen.</text:span></text:p>
        <text:p><text:span text:style-name="T7">Nee</text:span></text:p>
        <text:p><text:span text:style-name="T8">Ga aandacht besteden aan duurzaamheid en MVO op  uw website
Ga aandacht besteden aan duurzaamheid en MVO in uw folders
Ga aandacht besteden aan duurzaamheid en MVO in uw publicaties
Ga aandacht besteden aan duurzaamheid en MVO in uw productinformatie
Ga aandacht besteden aan duurzaamheid en MVO in uw jaarverslag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text">
      <style:text-properties fo:font-weight="bold" style:font-weight-asian="bold"/>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2-13T13:17:15.000</dc:date>
    <meta:generator>PHPWord</meta:generator>
    <meta:initial-creator/>
    <meta:creation-date>2015-02-13T13:17:15.000</meta:creation-date>
    <meta:keyword/>
    <meta:user-defined meta:name="Category"/>
    <meta:user-defined meta:name="Company"/>
    <meta:user-defined meta:name="Manager"/>
  </office:meta>
</office:document-meta>
</file>